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officeooo:rsid="00138ce9" officeooo:paragraph-rsid="00138ce9"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officeooo:rsid="00154a0a" officeooo:paragraph-rsid="00154a0a" style:font-size-asian="12pt" style:font-size-complex="12pt"/>
    </style:style>
    <style:style style:name="P8" style:family="paragraph" style:parent-style-name="Text_20_body">
      <style:paragraph-properties fo:margin-top="0cm" fo:margin-bottom="0cm" style:contextual-spacing="false"/>
      <style:text-properties style:font-name="Times New Roman" fo:font-size="12pt" officeooo:rsid="0015ecdf" officeooo:paragraph-rsid="0015ecdf" style:font-size-asian="12pt" style:font-size-complex="12pt"/>
    </style:style>
    <style:style style:name="P9" style:family="paragraph" style:parent-style-name="Text_20_body" style:list-style-name="L1">
      <style:paragraph-properties fo:margin-top="0cm" fo:margin-bottom="0cm" style:contextual-spacing="false"/>
      <style:text-properties style:font-name="Times New Roman" fo:font-size="12pt" officeooo:rsid="00190519" officeooo:paragraph-rsid="00190519" style:font-size-asian="12pt" style:font-size-complex="12pt"/>
    </style:style>
    <style:style style:name="P10" style:family="paragraph" style:parent-style-name="Text_20_body" style:list-style-name="L1">
      <style:paragraph-properties fo:margin-top="0cm" fo:margin-bottom="0cm" style:contextual-spacing="false"/>
      <style:text-properties style:font-name="Times New Roman" fo:font-size="12pt" officeooo:rsid="001af303" officeooo:paragraph-rsid="001af303" style:font-size-asian="12pt" style:font-size-complex="12pt"/>
    </style:style>
    <style:style style:name="P11" style:family="paragraph" style:parent-style-name="Text_20_body">
      <style:paragraph-properties fo:margin-top="0cm" fo:margin-bottom="0cm" style:contextual-spacing="false"/>
      <style:text-properties style:font-name="Times New Roman" fo:font-size="12pt" officeooo:rsid="001c4ebd" officeooo:paragraph-rsid="001c4ebd" style:font-size-asian="12pt" style:font-size-complex="12pt"/>
    </style:style>
    <style:style style:name="P12" style:family="paragraph" style:parent-style-name="Text_20_body" style:list-style-name="L1">
      <style:paragraph-properties fo:margin-top="0cm" fo:margin-bottom="0cm" style:contextual-spacing="false"/>
      <style:text-properties style:font-name="Times New Roman" fo:font-size="12pt" officeooo:rsid="001c4ebd" officeooo:paragraph-rsid="001c4ebd" style:font-size-asian="12pt" style:font-size-complex="12pt"/>
    </style:style>
    <style:style style:name="P13" style:family="paragraph" style:parent-style-name="Text_20_body" style:list-style-name="L1">
      <style:paragraph-properties fo:margin-top="0cm" fo:margin-bottom="0cm" style:contextual-spacing="false"/>
      <style:text-properties style:font-name="Times New Roman" fo:font-size="12pt" officeooo:rsid="001cbf22" officeooo:paragraph-rsid="001cbf22" style:font-size-asian="12pt" style:font-size-complex="12pt"/>
    </style:style>
    <style:style style:name="P14" style:family="paragraph" style:parent-style-name="Text_20_body">
      <style:paragraph-properties fo:margin-top="0cm" fo:margin-bottom="0cm" style:contextual-spacing="false"/>
      <style:text-properties style:font-name="Times New Roman" fo:font-size="12pt" officeooo:rsid="001d9ae0" officeooo:paragraph-rsid="001d9ae0" style:font-size-asian="12pt" style:font-size-complex="12pt"/>
    </style:style>
    <style:style style:name="P15" style:family="paragraph" style:parent-style-name="Text_20_body" style:list-style-name="L1">
      <style:paragraph-properties fo:margin-top="0cm" fo:margin-bottom="0cm" style:contextual-spacing="false"/>
      <style:text-properties style:font-name="Times New Roman" fo:font-size="12pt" officeooo:rsid="001ea248" officeooo:paragraph-rsid="001ea248" style:font-size-asian="12pt" style:font-size-complex="12pt"/>
    </style:style>
    <style:style style:name="P16" style:family="paragraph" style:parent-style-name="Text_20_body">
      <style:paragraph-properties fo:margin-top="0cm" fo:margin-bottom="0cm" style:contextual-spacing="false"/>
      <style:text-properties style:font-name="Times New Roman" fo:font-size="12pt" officeooo:rsid="0020dc82" officeooo:paragraph-rsid="0020dc82" style:font-size-asian="12pt" style:font-size-complex="12pt"/>
    </style:style>
    <style:style style:name="P17" style:family="paragraph" style:parent-style-name="Text_20_body">
      <style:paragraph-properties fo:margin-top="0cm" fo:margin-bottom="0cm" style:contextual-spacing="false"/>
      <style:text-properties style:font-name="Times New Roman" fo:font-size="12pt" officeooo:rsid="002249e2" officeooo:paragraph-rsid="002249e2" style:font-size-asian="12pt" style:font-size-complex="12pt"/>
    </style:style>
    <style:style style:name="P18" style:family="paragraph" style:parent-style-name="Text_20_body">
      <style:paragraph-properties fo:margin-top="0cm" fo:margin-bottom="0cm" style:contextual-spacing="false"/>
      <style:text-properties style:font-name="Times New Roman" fo:font-size="12pt" officeooo:rsid="002595f4" officeooo:paragraph-rsid="002595f4" style:font-size-asian="12pt" style:font-size-complex="12pt"/>
    </style:style>
    <style:style style:name="P19" style:family="paragraph" style:parent-style-name="Text_20_body" style:list-style-name="L1">
      <style:paragraph-properties fo:margin-top="0cm" fo:margin-bottom="0cm" style:contextual-spacing="false"/>
      <style:text-properties style:font-name="Times New Roman" fo:font-size="12pt" officeooo:rsid="0025e1f8" officeooo:paragraph-rsid="0025e1f8" style:font-size-asian="12pt" style:font-size-complex="12pt"/>
    </style:style>
    <style:style style:name="P20" style:family="paragraph" style:parent-style-name="Text_20_body" style:list-style-name="L1">
      <style:paragraph-properties fo:margin-top="0cm" fo:margin-bottom="0cm" style:contextual-spacing="false"/>
      <style:text-properties style:font-name="Times New Roman" fo:font-size="12pt" officeooo:rsid="0025fe42" officeooo:paragraph-rsid="0025fe42" style:font-size-asian="12pt" style:font-size-complex="12pt"/>
    </style:style>
    <style:style style:name="P21" style:family="paragraph" style:parent-style-name="Text_20_body">
      <style:paragraph-properties fo:margin-top="0cm" fo:margin-bottom="0cm" style:contextual-spacing="false"/>
      <style:text-properties style:font-name="Times New Roman" fo:font-size="12pt" officeooo:rsid="0029ee2c" officeooo:paragraph-rsid="0029ee2c" style:font-size-asian="12pt" style:font-size-complex="12pt"/>
    </style:style>
    <style:style style:name="P22" style:family="paragraph" style:parent-style-name="Text_20_body"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list-style-name="L2">
      <style:paragraph-properties fo:margin-top="0cm" fo:margin-bottom="0cm" style:contextual-spacing="false"/>
      <style:text-properties style:font-name="Times New Roman" fo:font-size="12pt" fo:font-weight="normal" officeooo:rsid="0028523f" officeooo:paragraph-rsid="0028523f" style:font-size-asian="12pt" style:font-weight-asian="normal" style:font-size-complex="12pt" style:font-weight-complex="normal"/>
    </style:style>
    <style:style style:name="P24" style:family="paragraph" style:parent-style-name="Text_20_body" style:list-style-name="L2" style:master-page-name="">
      <style:paragraph-properties fo:margin-left="-0.101cm" fo:margin-right="0cm" fo:margin-top="0cm" fo:margin-bottom="0cm" style:contextual-spacing="false" fo:text-indent="-0.6cm" style:auto-text-indent="false" style:page-number="auto"/>
      <style:text-properties style:font-name="Times New Roman" fo:font-size="12pt" fo:font-weight="normal" style:font-size-asian="12pt" style:font-weight-asian="normal" style:font-size-complex="12pt" style:font-weight-complex="normal"/>
    </style:style>
    <style:style style:name="T1" style:family="text">
      <style:text-properties officeooo:rsid="00173823"/>
    </style:style>
    <style:style style:name="T2" style:family="text">
      <style:text-properties officeooo:rsid="001809c2"/>
    </style:style>
    <style:style style:name="T3" style:family="text">
      <style:text-properties officeooo:rsid="001cbf22"/>
    </style:style>
    <style:style style:name="T4" style:family="text">
      <style:text-properties officeooo:rsid="001ce4e9"/>
    </style:style>
    <style:style style:name="T5" style:family="text">
      <style:text-properties officeooo:rsid="001d9ae0"/>
    </style:style>
    <style:style style:name="T6" style:family="text">
      <style:text-properties officeooo:rsid="00230807"/>
    </style:style>
    <style:style style:name="T7" style:family="text">
      <style:text-properties officeooo:rsid="0023bd6c"/>
    </style:style>
    <style:style style:name="T8" style:family="text">
      <style:text-properties officeooo:rsid="0026477a"/>
    </style:style>
    <style:style style:name="T9" style:family="text">
      <style:text-properties officeooo:rsid="002702cf"/>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6">Krieg</text:p>
      <text:p text:style-name="P2"><text:bookmark text:name="bjia7"/><text:bookmark text:name="bjia8"/><text:bookmark text:name="bjia9"/></text:p>
      <text:p text:style-name="P2"><text:bookmark text:name="bjia10"/><text:bookmark text:name="bjia11"/>Beschreibung</text:p>
      <text:p text:style-name="P7">Um die bevorstehenden Angriffe der Orks und Dunkelelfen aufzuhalte<text:span text:style-name="T1">n</text:span>, muss der eroberte Außenposten <text:span text:style-name="T2">versorgt</text:span> werden. <text:s/><text:span text:style-name="T2">Außerdem müssen Fallen vor den Mauern aufgestellt werden, die es den Feinden erschweren, den Außenposten einzunehmen. Zusätzlich müssen auf dem Bauernhof kriegstaugliche Leute angeheuert werden.</text:span></text:p>
      <text:p text:style-name="P1"><text:bookmark text:name="bjia13"/><text:bookmark text:name="bjia14"/></text:p>
      <text:p text:style-name="P2"><text:bookmark text:name="bjia15"/><text:bookmark text:name="bjia16"/>Typ</text:p>
      <text:p text:style-name="P1">Sekundär</text:p>
      <text:p text:style-name="P1"/>
      <text:p text:style-name="P2"><text:bookmark text:name="bjia18"/><text:bookmark text:name="x9n43"/>Auftraggeber</text:p>
      <text:p text:style-name="P8">Heimrich</text:p>
      <text:p text:style-name="P2"><text:bookmark text:name="bjia182"/><text:bookmark text:name="v1ic0"/><text:bookmark text:name="v1ic1"/></text:p>
      <text:p text:style-name="P2"><text:bookmark text:name="bjia183"/><text:bookmark text:name="v1ic2"/>Verlauf</text:p>
      <text:p text:style-name="P11">Der Charakter spricht mit Wieland im Video „Wieland der Schmied“. Wieland berichtet er hätte nicht genug Eisen, man könnt jedoch welches in der Trommelhöhle abbauen. Der Charakter muss mit Baldar sprechen und über die Imps im Bergwerk Eisen liefern lassen. Video „Baldar und seine Imps“. <text:span text:style-name="T5">Das Eisen wird nach Talras geliefert.</text:span></text:p>
      <text:p text:style-name="P14">Danach muss noch mal mit Wieland gesprochen werden und dieser veranlasst die Lieferung von Waffen an den Außenposten.</text:p>
      <text:p text:style-name="P11">Der Charakter spricht mit Manfred im Video „Manfred der Bauer“. Manfred veranlasst den Transport von Nahrung zum Außenposten, <text:span text:style-name="T3">sobald man die Kornfresser besiegt hat.</text:span></text:p>
      <text:p text:style-name="P16">Björn gibt jedem der Charaktere eine bestimmte Anzahl von Fallen mit (Video „Björn der Jäger“).</text:p>
      <text:p text:style-name="P17">Die Fallen müssen rund um den Außenposten platziert werden. <text:span text:style-name="T7">Fallen können auch jederzeit nachgekauft werden (Wildgrubenpfähle).</text:span></text:p>
      <text:p text:style-name="P18">Auf dem Bauernhof können sich die Charaktere sammeln um kriegstaugliche Leute zu rekrutieren. Es entsteht ein Söldnerlager, bei dem sie für Goldmünzen bestimmte Einheiten kaufen können.</text:p>
      <text:p text:style-name="P18">Es gibt kein Limit wie viele Einheiten gekauft und am Außenposten gesammelt werden. Die Charaktere können ab einer bestimmten Truppenstärke entscheiden, dass sie genug Einheiten gesammelt haben.</text:p>
      <text:p text:style-name="P18"/>
      <text:p text:style-name="P21">Die Lieferungen geschehen über Versorgungswege auf der Karte Talras.</text:p>
      <text:p text:style-name="P11"/>
      <text:p text:style-name="P1"><text:bookmark text:name="bjia185"/><text:bookmark text:name="bjia19"/></text:p>
      <text:p text:style-name="P2"><text:bookmark text:name="bjia20"/><text:bookmark text:name="bjia21"/>Ziele</text:p>
      <text:list xml:id="list7759583774682796513" text:style-name="L1">
        <text:list-item>
          <text:p text:style-name="P9">Besorgt <text:span text:style-name="T4">Waffen</text:span> vom Schmied Wieland.</text:p>
        </text:list-item>
        <text:list-item>
          <text:p text:style-name="P15">(Besorgt Eisen aus der Trommelhöhle.)</text:p>
        </text:list-item>
        <text:list-item>
          <text:p text:style-name="P9">Besorgt Nahrung vom Bauern Manfred.</text:p>
        </text:list-item>
        <text:list-item>
          <text:p text:style-name="P13">(Vernichtet die Kornfresser.)</text:p>
        </text:list-item>
        <text:list-item>
          <text:p text:style-name="P9">Besorgt Holz vom Holzfäller Kuno.</text:p>
        </text:list-item>
        <text:list-item>
          <text:p text:style-name="P12">(Vernichtet die Waldfurien.)</text:p>
        </text:list-item>
        <text:list-item>
          <text:p text:style-name="P10">Besorgt Fallen vom Jäger Björn.</text:p>
        </text:list-item>
        <text:list-item>
          <text:p text:style-name="P10"><text:span text:style-name="T6">(Platziert die Fallen rund um den Außenposten.)</text:span></text:p>
        </text:list-item>
        <text:list-item>
          <text:p text:style-name="P10">Rekrutiert kriegstaugliche Leute auf dem Bauernhof.</text:p>
        </text:list-item>
        <text:list-item>
          <text:p text:style-name="P19">(Sammelt die Rekruten am Außenposten.)</text:p>
        </text:list-item>
        <text:list-item>
          <text:p text:style-name="P20">(Berichtet Heimrich von Eurem Erfolg.)</text:p>
        </text:list-item>
      </text:list>
      <text:p text:style-name="P1"/>
      <text:p text:style-name="P3">Belohnungen</text:p>
      <text:list xml:id="list31525765654255603" text:style-name="L2">
        <text:list-item>
          <text:p text:style-name="P24"><text:span text:style-name="T8">1000</text:span> Erfahrung</text:p>
        </text:list-item>
        <text:list-item>
          <text:p text:style-name="P22"><text:span text:style-name="T9">500</text:span> Goldmünzen</text:p>
        </text:list-item>
        <text:list-item>
          <text:p text:style-name="P23">Besonderer Klassengegensta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6-10T23:42:53</meta:creation-date>
    <dc:language>en-US</dc:language>
    <meta:editing-cycles>45</meta:editing-cycles>
    <meta:editing-duration>PT2H19M32S</meta:editing-duration>
    <meta:initial-creator>Tamino Dauth</meta:initial-creator>
    <dc:date>2015-05-10T13:39:03.048000000</dc:date>
    <meta:document-statistic meta:table-count="0" meta:image-count="0" meta:object-count="0" meta:page-count="1" meta:paragraph-count="33" meta:word-count="310" meta:character-count="2134" meta:non-whitespace-character-count="1870"/>
    <meta:user-defined meta:name="Info 1"/>
    <meta:user-defined meta:name="Info 2"/>
    <meta:user-defined meta:name="Info 3"/>
    <meta:user-defined meta:name="Info 4"/>
    <meta:hyperlink-behaviour office:target-frame-name="_top" xlink:show="replace"/>
  </office:meta>
</office:document-meta>
</file>